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  <text:p text:style-name="P9"/>
      <text:p text:style-name="P9">Sun 11/6/16 <text:span text:style-name="T1">3 miles</text:span></text:p>
      <text:p text:style-name="P9">I walked and ran 3 miles in 34:10 or 11:22/mile. <text:s/>walked ¼, ran ¼ and repeated</text:p>
      <text:p text:style-name="P9">avg walking pace = 13:41/mile </text:p>
      <text:p text:style-name="P9">avg running pace = 9:01/m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06T17:16:17.07</dc:date>
    <dc:creator>James Lombardi</dc:creator>
    <meta:editing-duration>PT9H38M29S</meta:editing-duration>
    <meta:editing-cycles>46</meta:editing-cycles>
    <meta:generator>OpenOffice/4.1.2$Win32 OpenOffice.org_project/412m3$Build-9782</meta:generator>
    <meta:document-statistic meta:table-count="0" meta:image-count="0" meta:object-count="0" meta:page-count="5" meta:paragraph-count="154" meta:word-count="1390" meta:character-count="6670"/>
  </office:meta>
</office:document-meta>
</file>